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4]-[.F1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4])" office:value-type="float" office:value="350" calcext:value-type="float">
            <text:p>35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2:16.887262759">00:00:00</text:time></text:span><text:span text:style-name="MT2"><text:time style:data-style-name="N2" text:time-value="10:42:16.887306189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2:16.8925837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2T10:42:33.078209581</dc:date>
    <dc:language>pt-PT</dc:language>
    <meta:editing-cycles>581</meta:editing-cycles>
    <meta:editing-duration>PT15H41M54S</meta:editing-duration>
    <meta:print-date>2025-09-02T10:23:33.635789082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